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3237a9" officeooo:paragraph-rsid="003237a9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408e" officeooo:paragraph-rsid="0035408e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8cab9" officeooo:paragraph-rsid="003237a9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2ac327" officeooo:paragraph-rsid="002ac327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3237a9" officeooo:paragraph-rsid="003237a9" style:font-weight-asian="normal" style:font-name-complex="Arial" style:font-weight-complex="normal"/>
    </style:style>
    <style:style style:name="P22" style:family="paragraph" style:parent-style-name="Standard">
      <style:paragraph-properties style:snap-to-layout-grid="false"/>
      <style:text-properties style:font-name="Arial" fo:font-weight="normal" officeooo:rsid="002f6d42" officeooo:paragraph-rsid="002f6d42" style:font-weight-asian="normal" style:font-name-complex="Arial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3e11e" officeooo:paragraph-rsid="0033e11e" style:font-size-asian="10pt" style:font-weight-asian="bold" style:font-name-complex="Arial" style:font-size-complex="10pt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deea" officeooo:paragraph-rsid="0036deea" style:font-size-asian="12pt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36deea" officeooo:paragraph-rsid="0036deea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6deea" officeooo:paragraph-rsid="0036deea" style:font-size-asian="10pt" style:font-weight-asian="bold" style:font-name-complex="Arial" style:font-size-complex="10pt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dc2e7"/>
    </style:style>
    <style:style style:name="T5" style:family="text">
      <style:text-properties officeooo:rsid="002f6d42"/>
    </style:style>
    <style:style style:name="T6" style:family="text">
      <style:text-properties officeooo:rsid="003237a9"/>
    </style:style>
    <style:style style:name="T7" style:family="text">
      <style:text-properties officeooo:rsid="0035408e"/>
    </style:style>
    <style:style style:name="T8" style:family="text">
      <style:text-properties officeooo:rsid="0036de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Re<text:span text:style-name="T8">alizar prueba</text:span>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6">5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9"><text:span text:style-name="T8">Sanitario</text:span>(I), <text:span text:style-name="T8">pacie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3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4"/>
          </table:table-cell>
          <table:covered-table-cell/>
          <table:table-cell table:style-name="Tabla1.D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0">Ismael Sánchez Torre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31">Realizar y guardar la información obtenido mediante la prueba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El <text:span text:style-name="T8">sanitario realiza la prueba al paciente, y posteriormente guarda los datos de dicha prueba en el sistema.</text:span>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3">1</text:p>
          </table:table-cell>
          <table:table-cell table:style-name="Tabla4.B2" office:value-type="string">
            <text:p text:style-name="P32">Sanitario realiza las pruebas al paciente</text:p>
          </table:table-cell>
          <table:table-cell table:style-name="Tabla4.C2" office:value-type="string">
            <text:p text:style-name="P28"/>
          </table:table-cell>
          <table:table-cell table:style-name="Tabla4.D2" office:value-type="string">
            <text:p text:style-name="P29"/>
          </table:table-cell>
        </table:table-row>
        <table:table-row table:style-name="Tabla4.1">
          <table:table-cell table:style-name="Tabla4.A3" office:value-type="string">
            <text:p text:style-name="P33">2</text:p>
          </table:table-cell>
          <table:table-cell table:style-name="Tabla4.B3" office:value-type="string">
            <text:p text:style-name="P32">Introduce los resultados de las pruebas realizadas en el sistema</text:p>
          </table:table-cell>
          <table:table-cell table:style-name="Tabla4.C3" office:value-type="string">
            <text:p text:style-name="P25"/>
          </table:table-cell>
          <table:table-cell table:style-name="Tabla4.D3" office:value-type="string">
            <text:p text:style-name="P32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2" office:value-type="string">
            <text:p text:style-name="P7"/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8">100</text:span> ve<text:span text:style-name="T4">z</text:span>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5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7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8">Alta</text:p>
          </table:table-cell>
        </table:table-row>
        <table:table-row table:style-name="Tabla6.4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8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7:30:20.516576219</dc:date>
    <meta:editing-cycles>28</meta:editing-cycles>
    <meta:editing-duration>PT2H11M4S</meta:editing-duration>
    <meta:generator>LibreOffice/6.0.3.2$Linux_X86_64 LibreOffice_project/00m0$Build-2</meta:generator>
    <meta:document-statistic meta:table-count="7" meta:image-count="0" meta:object-count="0" meta:page-count="1" meta:paragraph-count="40" meta:word-count="96" meta:character-count="635" meta:non-whitespace-character-count="579"/>
  </office:meta>
</office:document-meta>
</file>